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line-height="200%" fo:text-align="justify" style:justify-single-word="false"/>
      <style:text-properties fo:language="fr" fo:country="FR"/>
    </style:style>
    <style:style style:name="P2" style:family="paragraph" style:parent-style-name="Standard">
      <style:paragraph-properties fo:margin-left="0cm" fo:margin-right="-0.026cm" fo:line-height="200%" fo:text-align="justify" style:justify-single-word="false" fo:text-indent="0cm" style:auto-text-indent="false"/>
      <style:text-properties fo:font-variant="normal" fo:text-transform="none" fo:color="#333333" style:font-name="Times New Roman" fo:font-size="12pt" fo:letter-spacing="normal" fo:language="fr" fo:country="FR" fo:font-style="normal" fo:font-weight="normal" style:font-size-asian="12pt" style:font-size-complex="12pt"/>
    </style:style>
    <style:style style:name="P3" style:family="paragraph" style:parent-style-name="Standard">
      <style:paragraph-properties fo:margin-left="1.245cm" fo:margin-right="0.778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italic" fo:font-weight="normal" style:font-size-asian="12pt" style:font-style-asian="italic" style:font-size-complex="12pt" style:font-style-complex="italic"/>
    </style:style>
    <style:style style:name="P4" style:family="paragraph" style:parent-style-name="Standard">
      <style:paragraph-properties fo:margin-left="0cm" fo:margin-right="0.026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italic" fo:font-weight="normal"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style:font-name="Times New Roman"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9 décembre 1968, Douglas Engelbart et son équipe de 17 chercheurs de l'<text:span text:style-name="T1">Augmentation Research Center</text:span> de la <text:span text:style-name="T1">Standford Research Institute</text:span> ont fait une présentation devant 1000 experts de l'informatique. Cette présentation publique a eu lieu au cours de <text:span text:style-name="T1">Fall Joint Computer Conference</text:span> à San Francisco. Cette conférence présentait plusieurs technologies expérimentales développée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 de sa propre équipe ! Cependant, sa vision était si précise que tout ce qu'il a imaginé dans les années '60 est devenu réalité. D'ailleurs, sa conférence fut nommée <text:span text:style-name="T2">«The mother of all demos»</text:span>(<text:span text:style-name="T1">litt. La mère de toutes les présentations</text:span>)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 <text:span text:style-name="T1">The Register </text:span><text:span text:style-name="T3">:</text:span></text:p>
      <text:p text:style-name="P3"><text:tab/>«Even way back then[in the '60s], we already had the concept of multiple windows, any one application could manage multiple windows, and you could easily move objects, paragraphs, and words between them. »</text:p>
      <text:p text:style-name="P4"/>
      <text:p text:style-name="P2"><text:tab/>«Déjà à cette époque [dans les années 60], nous avions le concept de multi-fenêtres, chaque application pouvaient gérer plusieurs fenêtres entre lesquelles vous pouviez facilement déplacer des objets, des paragraphes et des mo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kaoPGothic"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7:01:53</meta:creation-date>
    <dc:date>2013-03-12T23:04:22</dc:date>
    <meta:editing-duration>PT11M31S</meta:editing-duration>
    <meta:editing-cycles>5</meta:editing-cycles>
    <meta:generator>LibreOffice/3.5$Linux_x86 LibreOffice_project/350m1$Build-2</meta:generator>
    <meta:document-statistic meta:table-count="0" meta:image-count="0" meta:object-count="0" meta:page-count="1" meta:paragraph-count="3" meta:word-count="262" meta:character-count="1703" meta:non-whitespace-character-count="1444"/>
  </office:meta>
</office:document-meta>
</file>